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Wingdings" style:font-name-asian="Wingdings" style:font-name-complex="Wingdings" fo:font-size="12pt" style:font-size-asian="12pt" style:font-size-complex="12pt" style:font-charset="x-symbol"/>
    </style:style>
    <style:style style:name="ce5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11.4564583333333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column table:style-name="co6" table:number-columns-repeated="15360" table:default-cell-style-name="ce1"/>
        <table:table-row table:style-name="ro1">
          <table:table-cell office:value-type="string" table:number-columns-spanned="5" table:number-rows-spanned="1" table:style-name="ce7">
            <text:p>Robot Class Checklist</text:p>
          </table:table-cell>
          <table:covered-table-cell table:number-columns-repeated="4"/>
          <table:table-cell table:number-columns-repeated="1019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table:style-name="ce4"/>
          <table:table-cell table:style-name="ce2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5">
            <text:p>Class</text:p>
          </table:table-cell>
          <table:table-cell office:value-type="string" table:style-name="ce5">
            <text:p>Category</text:p>
          </table:table-cell>
          <table:table-cell office:value-type="string" table:style-name="ce5">
            <text:p>Check</text:p>
          </table:table-cell>
          <table:table-cell office:value-type="string" table:style-name="ce4">
            <text:p>ü û</text:p>
          </table:table-cell>
          <table:table-cell office:value-type="string" table:style-name="ce6">
            <text:p>Notes:</text:p>
          </table:table-cell>
          <table:table-cell table:style-name="ce5"/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3">
            <text:p>robot class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)=&quot;check&quot;, &quot;ü&quot;, &quot;û&quot;)" table:style-name="ce4">
            <text:p>ü</text:p>
          </table:table-cell>
          <table:table-cell office:value-type="string" table:style-name="ce2">
            <text:p>We have a controller to choose Autonomous modes (needs testing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ID</text:p>
          </table:table-cell>
          <table:table-cell office:value-type="string" table:style-name="ce3">
            <text:p>robot class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5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Preferences</text:p>
          </table:table-cell>
          <table:table-cell office:value-type="string" table:style-name="ce3">
            <text:p>robot class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6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SlideWinder</text:p>
          </table:table-cell>
          <table:table-cell office:value-type="string" table:style-name="ce3">
            <text:p>robot class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7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RobotMap</text:p>
          </table:table-cell>
          <table:table-cell office:value-type="string" table:style-name="ce3">
            <text:p>robot class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8)=&quot;check&quot;, &quot;ü&quot;, &quot;û&quot;)" table:style-name="ce4">
            <text:p>ü</text:p>
          </table:table-cell>
          <table:table-cell office:value-type="string" table:style-name="ce2">
            <text:p>tested, work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AutoCalibrateElevator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9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AutoDance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0)=&quot;check&quot;, &quot;ü&quot;, &quot;û&quot;)" table:style-name="ce4">
            <text:p>û</text:p>
          </table:table-cell>
          <table:table-cell office:value-type="string" table:style-name="ce2">
            <text:p>won't fix (Disbanded)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AutoDelay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11)=&quot;check&quot;, &quot;ü&quot;, &quot;û&quot;)" table:style-name="ce4">
            <text:p>ü</text:p>
          </table:table-cell>
          <table:table-cell office:value-type="string" table:style-name="ce2">
            <text:p>tested, works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AutoDrive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2)=&quot;check&quot;, &quot;ü&quot;, &quot;û&quot;)" table:style-name="ce4">
            <text:p>û</text:p>
          </table:table-cell>
          <table:table-cell office:value-type="string" table:style-name="ce2">
            <text:p>new encoders; needs retuning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3">
            <text:p>AutoFollowLine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3)=&quot;check&quot;, &quot;ü&quot;, &quot;û&quot;)" table:style-name="ce4">
            <text:p>û</text:p>
          </table:table-cell>
          <table:table-cell office:value-type="string" table:style-name="ce2">
            <text:p>unused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GrabRecycling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4)=&quot;check&quot;, &quot;ü&quot;, &quot;û&quot;)" table:style-name="ce4">
            <text:p>û</text:p>
          </table:table-cell>
          <table:table-cell office:value-type="string" table:style-name="ce2">
            <text:p>needs arm; unused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LandmarkStack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5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StackTotes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6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TakeRecycling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7)=&quot;check&quot;, &quot;ü&quot;, &quot;û&quot;)" table:style-name="ce4">
            <text:p>û</text:p>
          </table:table-cell>
          <table:table-cell office:value-type="string" table:style-name="ce2">
            <text:p>needs arm; unused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TakeRecyclingWithVision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8)=&quot;check&quot;, &quot;ü&quot;, &quot;û&quot;)" table:style-name="ce4">
            <text:p>û</text:p>
          </table:table-cell>
          <table:table-cell office:value-type="string" table:style-name="ce2">
            <text:p>unused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3">
            <text:p>AutoMode_TakeRecyclingWithLineReaders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19)=&quot;check&quot;, &quot;ü&quot;, &quot;û&quot;)" table:style-name="ce4">
            <text:p>û</text:p>
          </table:table-cell>
          <table:table-cell office:value-type="string" table:style-name="ce2">
            <text:p>unused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PullBinBack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0)=&quot;check&quot;, &quot;ü&quot;, &quot;û&quot;)" table:style-name="ce4">
            <text:p>û</text:p>
          </table:table-cell>
          <table:table-cell office:value-type="string" table:style-name="ce2">
            <text:p>works for 1 bin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PushBinAndTote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1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Mode_LandmarkStack</text:p>
          </table:table-cell>
          <table:table-cell office:value-type="string" table:style-name="ce3">
            <text:p>auto mod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2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SlideToLine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3)=&quot;check&quot;, &quot;ü&quot;, &quot;û&quot;)" table:style-name="ce4">
            <text:p>û</text:p>
          </table:table-cell>
          <table:table-cell office:value-type="string" table:style-name="ce2">
            <text:p>unused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Turn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4)=&quot;check&quot;, &quot;ü&quot;, &quot;û&quot;)" table:style-name="ce4">
            <text:p>û</text:p>
          </table:table-cell>
          <table:table-cell office:value-type="string" table:style-name="ce2">
            <text:p>needs tuning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VisionFollowLine</text:p>
          </table:table-cell>
          <table:table-cell office:value-type="string" table:style-name="ce3">
            <text:p>auto 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5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CloseClaw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26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Deploy Arm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7)=&quot;check&quot;, &quot;ü&quot;, &quot;û&quot;)" table:style-name="ce4">
            <text:p>û</text:p>
          </table:table-cell>
          <table:table-cell office:value-type="string" table:style-name="ce2">
            <text:p>needs arm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Driv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28)=&quot;check&quot;, &quot;ü&quot;, &quot;û&quot;)" table:style-name="ce4">
            <text:p>ü</text:p>
          </table:table-cell>
          <table:table-cell office:value-type="string" table:style-name="ce2">
            <text:p>tested, works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GradualDriv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29)=&quot;check&quot;, &quot;ü&quot;, &quot;û&quot;)" table:style-name="ce4">
            <text:p>û</text:p>
          </table:table-cell>
          <table:table-cell office:value-type="string" table:style-name="ce2">
            <text:p>uses preferences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Immobiliz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30)=&quot;check&quot;, &quot;ü&quot;, &quot;û&quot;)" table:style-name="ce4">
            <text:p>û</text:p>
          </table:table-cell>
          <table:table-cell office:value-type="string" table:style-name="ce2">
            <text:p>DrivePID needs to be tuned first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ManipulatorManualControl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1)=&quot;check&quot;, &quot;ü&quot;, &quot;û&quot;)" table:style-name="ce4">
            <text:p>ü</text:p>
          </table:table-cell>
          <table:table-cell office:value-type="string" table:style-name="ce2">
            <text:p>no counting arm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OpenClaw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2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QuickStackOne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3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QuickStackTwo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4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RaiseArm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35)=&quot;check&quot;, &quot;ü&quot;, &quot;û&quot;)" table:style-name="ce4">
            <text:p>û</text:p>
          </table:table-cell>
          <table:table-cell office:value-type="string" table:style-name="ce2">
            <text:p>needs arm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SetElevatorPosition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6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Shift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7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SlideStraight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38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SyncPreferences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39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TestPID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0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UpdateDashboard</text:p>
          </table:table-cell>
          <table:table-cell office:value-type="string" table:style-name="ce3">
            <text:p>command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1)=&quot;check&quot;, &quot;ü&quot;, &quot;û&quot;)" table:style-name="ce4">
            <text:p>ü</text:p>
          </table:table-cell>
          <table:table-cell office:value-type="string" table:style-name="ce2">
            <text:p>tested, works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rm</text:p>
          </table:table-cell>
          <table:table-cell office:value-type="string" table:style-name="ce3">
            <text:p>subsystem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42)=&quot;check&quot;, &quot;ü&quot;, &quot;û&quot;)" table:style-name="ce4">
            <text:p>û</text:p>
          </table:table-cell>
          <table:table-cell office:value-type="string" table:style-name="ce2">
            <text:p>no arm ever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CameraVision</text:p>
          </table:table-cell>
          <table:table-cell office:value-type="string" table:style-name="ce3">
            <text:p>subsystem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43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Claw</text:p>
          </table:table-cell>
          <table:table-cell office:value-type="string" table:style-name="ce3">
            <text:p>subsystem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4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DriveTrain</text:p>
          </table:table-cell>
          <table:table-cell office:value-type="string" table:style-name="ce3">
            <text:p>subsystem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45)=&quot;check&quot;, &quot;ü&quot;, &quot;û&quot;)" table:style-name="ce4">
            <text:p>û</text:p>
          </table:table-cell>
          <table:table-cell office:value-type="string" table:style-name="ce2">
            <text:p>DrivePID needs to be tuned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Elevator</text:p>
          </table:table-cell>
          <table:table-cell office:value-type="string" table:style-name="ce3">
            <text:p>subsystem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6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Pneumatics</text:p>
          </table:table-cell>
          <table:table-cell office:value-type="string" table:style-name="ce3">
            <text:p>subsystem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7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Autonomous Selector</text:p>
          </table:table-cell>
          <table:table-cell office:value-type="string" table:style-name="ce3">
            <text:p>hardware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8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NetTablesClient</text:p>
          </table:table-cell>
          <table:table-cell office:value-type="string" table:style-name="ce3">
            <text:p>log writer</text:p>
          </table:table-cell>
          <table:table-cell office:value-type="string" table:style-name="ce3">
            <text:p>check</text:p>
          </table:table-cell>
          <table:table-cell office:value-type="string" office:string-value="ü" table:formula="msoxl:=IF(LOWER(C49)=&quot;check&quot;, &quot;ü&quot;, &quot;û&quot;)" table:style-name="ce4">
            <text:p>ü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Expiremental NetTablesClient</text:p>
          </table:table-cell>
          <table:table-cell office:value-type="string" table:style-name="ce3">
            <text:p>log writer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50)=&quot;check&quot;, &quot;ü&quot;, &quot;û&quot;)" table:style-name="ce4">
            <text:p>û</text:p>
          </table:table-cell>
          <table:table-cell office:value-type="string" table:style-name="ce2">
            <text:p>won't fix (Disbanded)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office:value-type="string" table:style-name="ce3">
            <text:p>Robot LEDs</text:p>
          </table:table-cell>
          <table:table-cell office:value-type="string" table:style-name="ce3">
            <text:p>hardware</text:p>
          </table:table-cell>
          <table:table-cell office:value-type="string" table:style-name="ce3">
            <text:p>X</text:p>
          </table:table-cell>
          <table:table-cell office:value-type="string" office:string-value="û" table:formula="msoxl:=IF(LOWER(C51)=&quot;check&quot;, &quot;ü&quot;, &quot;û&quot;)" table:style-name="ce4">
            <text:p>û</text:p>
          </table:table-cell>
          <table:table-cell table:style-name="ce2"/>
          <table:table-cell table:number-columns-repeated="1019" table:style-name="ce3"/>
          <table:table-cell table:number-columns-repeated="15360" table:style-name="ce1"/>
        </table:table-row>
        <table:table-row table:style-name="ro1">
          <table:table-cell table:number-columns-repeated="3" table:style-name="ce3"/>
          <table:table-cell table:style-name="ce4"/>
          <table:table-cell table:number-columns-repeated="1020" table:style-name="ce3"/>
          <table:table-cell table:number-columns-repeated="15360"/>
        </table:table-row>
        <table:table-row table:number-rows-repeated="1048524" table:style-name="ro2">
          <table:table-cell table:number-columns-repeated="16384"/>
        </table:table-row>
      </table:table>
      <table:table table:name="Sheet2" table:style-name="ta1">
        <table:table-column table:style-name="co7" table:number-columns-repeated="1024" table:default-cell-style-name="ce8"/>
        <table:table-column table:style-name="co6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7" table:number-columns-repeated="1024" table:default-cell-style-name="ce8"/>
        <table:table-column table:style-name="co6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udent</meta:initial-creator>
    <dc:creator>Student</dc:creator>
    <meta:creation-date>2015-03-08T23:48:00Z</meta:creation-date>
    <dc:date>2015-03-08T23:48:00Z</dc:date>
    <meta:editing-cycles>1</meta:editing-cycles>
    <meta:editing-duration>PT1368S</meta:editing-duration>
  </office:meta>
</office:document-meta>
</file>